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4cm"/>
    </style:style>
    <style:style style:name="pr3" style:family="presentation" style:parent-style-name="Title_2c__20_Content-outline1">
      <style:graphic-properties fo:min-height="11.927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25.199cm" svg:height="3.504cm" svg:x="1.4cm" svg:y="0.837cm">
          <text:p text:style-name="P1"><text:span text:style-name="T1">装饰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list text:style-name="L2">
            <text:list-item>
              <text:p text:style-name="P3"><text:span text:style-name="T2">作用：为已经存在的对象添加额外的功能。</text:span></text:p>
            </text:list-item>
            <text:list-item>
              <text:p text:style-name="P3"><text:span text:style-name="T2"><text:s/></text:span></text:p>
            </text:list-item>
            <text:list-item>
              <text:p text:style-name="P3"><text:span text:style-name="T2">场景：插入日志，性能测试，权限校验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9cm" svg:height="3.504cm" svg:x="1.4cm" svg:y="0.837cm">
          <text:p text:style-name="P1"><text:span text:style-name="T1">装饰器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list text:style-name="L2">
            <text:list-item>
              <text:p text:style-name="P3"><text:span text:style-name="T2">新需求：希望函数在执行的时候打印一下自己的名字以便提供日志信息</text:span></text:p>
            </text:list-item>
            <text:list-item>
              <text:p text:style-name="P3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9cm" svg:height="3.504cm" svg:x="1.4cm" svg:y="0.837cm">
          <text:p text:style-name="P1"><text:span text:style-name="T1">多线程和多进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list text:style-name="L2">
            <text:list-item>
              <text:p text:style-name="P3"><text:span text:style-name="T2">~/shell_my/hw_fw.py</text:span></text:p>
            </text:list-item>
            <text:list-item>
              <text:p text:style-name="P3"><text:span text:style-name="T2">welecome/views.p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">
        <draw:frame presentation:style-name="pr2" draw:layer="layout" svg:width="25.199cm" svg:height="3.504cm" svg:x="1.4cm" svg:y="0.837cm" presentation:class="title">
          <draw:text-box>
            <text:p>小题</text:p>
          </draw:text-box>
        </draw:frame>
        <draw:frame presentation:style-name="pr3" draw:layer="layout" svg:width="25.199cm" svg:height="12.177cm" svg:x="1.4cm" svg:y="5.013cm" presentation:class="outline" presentation:user-transformed="true">
          <draw:text-box>
            <text:p>&gt;包含以下常用数据结构: 字符串,列表,元祖,字典，（且至少包含上述任一数据结构中以下方法的使用：索引，分片，成员访问）</text:p>
            <text:p/>
            <text:p>&gt; 包含至少一个函数需要使用可变参数</text:p>
            <text:p/>
            <text:p>&gt; 至少包含两个装饰器（一个是系统自带的，一个是自定义的） </text:p>
            <text:p/>
            <text:p>&gt; 多线程/多进程 任意选择一个（且至少一个多线程/多进程 锁的使用）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zh-CN</dc:language>
    <dc:date>2017-09-05T11:08:33.841686914</dc:date>
    <meta:editing-cycles>11</meta:editing-cycles>
    <meta:editing-duration>PT1H25M38S</meta:editing-duration>
    <meta:generator>LibreOffice/5.1.6.2$Linux_X86_64 LibreOffice_project/10m0$Build-2</meta:generator>
    <meta:document-statistic meta:object-count="34"/>
  </office:meta>
</office:document-meta>
</file>